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fo:font-size="14pt" officeooo:rsid="000652e4" officeooo:paragraph-rsid="000837dd" style:font-size-asian="14pt" style:font-size-complex="14pt"/>
    </style:style>
    <style:style style:name="P2" style:family="paragraph" style:parent-style-name="Heading_20_2">
      <style:text-properties fo:font-size="12pt" officeooo:rsid="0009661b" officeooo:paragraph-rsid="0009661b" style:font-size-asian="12pt" style:font-size-complex="12pt"/>
    </style:style>
    <style:style style:name="P3" style:family="paragraph" style:parent-style-name="Heading_20_2">
      <style:text-properties officeooo:rsid="001046a2" officeooo:paragraph-rsid="001046a2"/>
    </style:style>
    <style:style style:name="P4" style:family="paragraph" style:parent-style-name="Standard">
      <style:paragraph-properties fo:text-align="center" style:justify-single-word="false"/>
      <style:text-properties style:font-name="Liberation Serif" fo:font-size="10pt" officeooo:rsid="0005d8d7" officeooo:paragraph-rsid="0005d8d7" style:font-size-asian="8.75pt" style:font-size-complex="10pt"/>
    </style:style>
    <style:style style:name="P5" style:family="paragraph" style:parent-style-name="Standard">
      <style:paragraph-properties fo:text-align="start" style:justify-single-word="false"/>
      <style:text-properties style:font-name="Liberation Serif" fo:font-size="10pt" officeooo:rsid="0005d8d7" officeooo:paragraph-rsid="0005d8d7" style:font-size-asian="8.75pt" style:font-size-complex="10pt"/>
    </style:style>
    <style:style style:name="P6" style:family="paragraph" style:parent-style-name="Standard">
      <style:paragraph-properties fo:text-align="start" style:justify-single-word="false"/>
      <style:text-properties style:font-name="Liberation Serif" fo:font-size="12pt" officeooo:rsid="0005d8d7" officeooo:paragraph-rsid="0005d8d7" style:font-size-asian="10.5pt" style:font-size-complex="12pt"/>
    </style:style>
    <style:style style:name="P7" style:family="paragraph" style:parent-style-name="Text_20_body">
      <style:text-properties officeooo:rsid="000652e4" officeooo:paragraph-rsid="000652e4"/>
    </style:style>
    <style:style style:name="P8" style:family="paragraph" style:parent-style-name="Text_20_body">
      <style:text-properties officeooo:paragraph-rsid="000652e4"/>
    </style:style>
    <style:style style:name="P9" style:family="paragraph" style:parent-style-name="Text_20_body">
      <style:text-properties fo:font-size="12pt" officeooo:rsid="000837dd" officeooo:paragraph-rsid="000837dd" style:font-size-asian="12pt" style:font-size-complex="12pt"/>
    </style:style>
    <style:style style:name="P10" style:family="paragraph" style:parent-style-name="Text_20_body" style:list-style-name="L1">
      <style:text-properties fo:font-size="12pt" officeooo:rsid="000837dd" officeooo:paragraph-rsid="000837dd" style:font-size-asian="12pt" style:font-size-complex="12pt"/>
    </style:style>
    <style:style style:name="P11" style:family="paragraph" style:parent-style-name="Text_20_body" style:list-style-name="L1">
      <style:text-properties fo:font-size="12pt" officeooo:rsid="0009661b" officeooo:paragraph-rsid="0009661b" style:font-size-asian="12pt" style:font-size-complex="12pt"/>
    </style:style>
    <style:style style:name="P12" style:family="paragraph" style:parent-style-name="Text_20_body">
      <style:text-properties fo:font-size="12pt" officeooo:rsid="0009661b" officeooo:paragraph-rsid="0009661b" style:font-size-asian="10.5pt" style:font-size-complex="12pt"/>
    </style:style>
    <style:style style:name="P13" style:family="paragraph" style:parent-style-name="Text_20_body">
      <style:text-properties officeooo:paragraph-rsid="000837dd"/>
    </style:style>
    <style:style style:name="P14" style:family="paragraph" style:parent-style-name="Text_20_body">
      <style:text-properties officeooo:rsid="000837dd" officeooo:paragraph-rsid="000837dd"/>
    </style:style>
    <style:style style:name="P15" style:family="paragraph" style:parent-style-name="Text_20_body">
      <style:text-properties officeooo:rsid="0009661b" officeooo:paragraph-rsid="0009661b"/>
    </style:style>
    <style:style style:name="P16" style:family="paragraph" style:parent-style-name="Text_20_body">
      <style:text-properties officeooo:paragraph-rsid="0009661b"/>
    </style:style>
    <style:style style:name="P17" style:family="paragraph" style:parent-style-name="Text_20_body">
      <style:paragraph-properties fo:text-align="center" style:justify-single-word="false"/>
      <style:text-properties officeooo:paragraph-rsid="000652e4"/>
    </style:style>
    <style:style style:name="P18" style:family="paragraph" style:parent-style-name="Text_20_body">
      <style:text-properties officeooo:paragraph-rsid="000dacaf"/>
    </style:style>
    <style:style style:name="P19" style:family="paragraph" style:parent-style-name="Text_20_body">
      <style:text-properties officeooo:rsid="001046a2" officeooo:paragraph-rsid="001046a2"/>
    </style:style>
    <style:style style:name="P20" style:family="paragraph" style:parent-style-name="Title">
      <style:text-properties officeooo:paragraph-rsid="000652e4"/>
    </style:style>
    <style:style style:name="T1" style:family="text">
      <style:text-properties fo:font-size="14pt" style:font-size-asian="14pt" style:font-size-complex="14pt"/>
    </style:style>
    <style:style style:name="T2" style:family="text">
      <style:text-properties fo:font-size="14pt" officeooo:rsid="000837dd" style:font-size-asian="14pt" style:font-size-complex="14pt"/>
    </style:style>
    <style:style style:name="T3" style:family="text">
      <style:text-properties style:font-name="Liberation Sans" fo:font-size="28pt" fo:font-weight="bold" officeooo:rsid="000652e4" style:font-name-asian="Noto Sans CJK SC" style:font-size-asian="28pt" style:font-weight-asian="bold" style:font-name-complex="Lohit Devanagari" style:font-size-complex="28pt" style:font-weight-complex="bold"/>
    </style:style>
    <style:style style:name="T4" style:family="text">
      <style:text-properties officeooo:rsid="000837dd"/>
    </style:style>
    <style:style style:name="T5" style:family="text">
      <style:text-properties fo:font-size="12pt" officeooo:rsid="000837dd" style:font-size-asian="12pt" style:font-size-complex="12pt"/>
    </style:style>
    <style:style style:name="T6" style:family="text">
      <style:text-properties fo:font-size="12pt" officeooo:rsid="0009661b" style:font-size-asian="12pt" style:font-size-complex="12pt"/>
    </style:style>
    <style:style style:name="T7" style:family="text">
      <style:text-properties fo:font-size="12pt" officeooo:rsid="000bb09b" style:font-size-asian="12pt" style:font-size-complex="12pt"/>
    </style:style>
    <style:style style:name="T8" style:family="text">
      <style:text-properties fo:font-size="12pt" officeooo:rsid="000d1e59" style:font-size-asian="12pt" style:font-size-complex="12pt"/>
    </style:style>
    <style:style style:name="T9" style:family="text">
      <style:text-properties fo:font-size="12pt" officeooo:rsid="000dacaf" style:font-size-asian="12pt" style:font-size-complex="12pt"/>
    </style:style>
    <style:style style:name="T10" style:family="text">
      <style:text-properties fo:font-size="12pt" officeooo:rsid="000f7937" style:font-size-asian="12pt" style:font-size-complex="12pt"/>
    </style:style>
    <style:style style:name="T11" style:family="text">
      <style:text-properties officeooo:rsid="0009661b"/>
    </style:style>
    <style:style style:name="T12" style:family="text">
      <style:text-properties officeooo:rsid="000bb09b"/>
    </style:style>
    <style:style style:name="T13" style:family="text">
      <style:text-properties officeooo:rsid="000dac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P20">ECE 657 <text:span text:style-name="T3">Assignment </text:span>3 </text:p>
      <text:p text:style-name="P20"><text:s/>Design Report</text:p>
      <text:p text:style-name="P17"><text:span text:style-name="T12">Group 49</text:span></text:p>
      <text:p text:style-name="P4">Pawel Jaworski, Ted Themistokleous</text:p>
      <text:p text:style-name="P4"/>
      <text:p text:style-name="P4"/>
      <text:p text:style-name="P4"/>
      <text:p text:style-name="P6"/>
      <text:h text:style-name="Heading_20_2" text:outline-level="2"/>
      <text:p text:style-name="P5"/>
      <text:h text:style-name="P1" text:outline-level="1">Question #<text:span text:style-name="T4">3 <text:s/>- Natural Language Processing on Imdb dataset</text:span></text:h>
      <text:p text:style-name="P13"><text:span text:style-name="T2"/></text:p>
      <text:p text:style-name="P9">NLP was used to process the Imdb data set using a supervised learning approach to perform sentiment analysis on whether a film is good or bad based on the review text rating. The steps used to do this are as follows:</text:p>
      <text:list xml:id="list63226768" text:style-name="L1">
        <text:list-item>
          <text:p text:style-name="P10">Load and pre-process all the data (case, punctuation, html-tags, tokenize, <text:span text:style-name="T13">stopwords, </text:span>lemmatize, stemming)</text:p>
        </text:list-item>
        <text:list-item>
          <text:p text:style-name="P10">Use both train and test data to generate an <text:span text:style-name="T11">word2vec model for word embedding</text:span></text:p>
        </text:list-item>
        <text:list-item>
          <text:p text:style-name="P11">Convert sentences to vector representation of our original sentences</text:p>
        </text:list-item>
        <text:list-item>
          <text:p text:style-name="P11">Embedded sentences are then padded and used to train a classifier for sentiment</text:p>
        </text:list-item>
      </text:list>
      <text:p text:style-name="P12">This design flow was used to come up with a unique vectorization model of the words in the dataset that carried context</text:p>
      <text:h text:style-name="P2" text:outline-level="2">Preprocessing</text:h>
      <text:p text:style-name="P16"><text:span text:style-name="T6"><text:tab/>Preprocessing is done to “clean” the data of <text:s/>irregularities that would otherwise skew metrics when creating a word2vec representation of the entire corpus. The initial stage of putting everything to lower case removes, <text:s/>duplicate upper case characters that would otherwise appear to the vector model as a separate word thus reducing the vector space needed for our generated embedding model. The start of every sentence for example would thus result in an additional word and skew counts in the continuous bag of words or skip-o-gram methods used during vectorization</text:span></text:p>
      <text:p text:style-name="P18"><text:span text:style-name="T6">Next, tag removal, scans the document for unwanted html/unwanted tags. An example of this are like break characters &lt;br&gt; that add tags as unwanted “words”. <text:s/>This needs to be done before punctuation cleaning otherwise the tags interal value will be appending to the word before it erroneously. <text:s/>Examples seen were “badbr”, “terriblbr” which skewed cosine distance metrics when finding the top 5 similar words to “horribl”, with bad, terribl being the other “close” words in the calculation. <text:line-break/><text:tab/>Punctuation is important as it strips sentences of values that would skew our tokenization on spaces between words. Commands, periods and other pause/end of sentences are remove to aid in splitting each review,<text:line-break/><text:tab/>Tokenization is them performed to generate a list of vectors that splits each word based on the spaces between them. </text:span><text:span text:style-name="T7">This allows the word2vec algorithm to quickly iterate over each word when taking frequency counts before coming up with an embedding model to use. </text:span></text:p>
      <text:p text:style-name="P18"><text:span text:style-name="T7"><text:tab/></text:span><text:span text:style-name="T9">Stop words are removed from the list of words after, in order to remove words that provide no overall context to the data set. Words such as “the, and, an” <text:s/>show up many times in english but appear before many different nouns and verbs in sentence. Without this step, we would add additional words and imply context. </text:span><text:span text:style-name="T7"><text:line-break/><text:tab/>Lem</text:span><text:span text:style-name="T8">ma</text:span><text:span text:style-name="T7">t</text:span><text:span text:style-name="T8">i</text:span><text:span text:style-name="T7">zation and stemming are done as a final step to get the “base” word between similar words that represent the same context. This is done to reduce whats called “inflectional forms” of </text:span><text:soft-page-break/><text:span text:style-name="T7">words. An example of this is move, moving, moved, which come from the base word “mov’. Stemming chops off the end of the word (ing, ed, e) and represents the word in a simpler form where as lem</text:span><text:span text:style-name="T8">ma</text:span><text:span text:style-name="T7">t</text:span><text:span text:style-name="T8">i</text:span><text:span text:style-name="T7">zation </text:span><text:span text:style-name="T8">makes use off the inflectional context or “tense” of the word before we cut off the ending with stemming to produce a base word response. </text:span></text:p>
      <text:p text:style-name="P18"><text:span text:style-name="T8"/></text:p>
      <text:p text:style-name="P18"><text:span text:style-name="T9">NTLK was used for stemming/lemmatization using t</text:span><text:span text:style-name="T8">he Porter stemmer </text:span><text:span text:style-name="T10">produced the best results during testing</text:span><text:span text:style-name="T8">. </text:span><text:span text:style-name="T9">Additionally NLTK was used for stopword removal using the stopwords corpus from the library </text:span><text:span text:style-name="T10">and tokenization leveraged the ntlk tokenize() functionality</text:span><text:span text:style-name="T9">. The other filtering stages used base python </text:span><text:span text:style-name="T10">functionality.</text:span></text:p>
      <text:p text:style-name="P15"><text:span text:style-name="T1"/></text:p>
      <text:h text:style-name="P3" text:outline-level="2">Generating Word Embedding</text:h>
      <text:p text:style-name="P19">Word2Vec was used to perform a continuous bag of words over the data set to infer context for words before and after each input word. This</text:p>
      <text:p text:style-name="P14"><text:span text:style-name="T1"/></text:p>
      <text:p text:style-name="P14"><text:span text:style-name="T1"/></text:p>
      <text:p text:style-name="P13"><text:span text:style-name="T5"/></text:p>
      <text:p text:style-name="P13"><text:span text:style-name="T5"/></text:p>
      <text:p text:style-name="P8"/>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9T00:03:28.993650391</meta:creation-date>
    <dc:date>2021-07-19T01:37:31.232227875</dc:date>
    <meta:editing-duration>PT4M39S</meta:editing-duration>
    <meta:editing-cycles>4</meta:editing-cycles>
    <meta:generator>LibreOffice/6.4.7.2$Linux_X86_64 LibreOffice_project/40$Build-2</meta:generator>
    <meta:document-statistic meta:table-count="0" meta:image-count="0" meta:object-count="0" meta:page-count="3" meta:paragraph-count="18" meta:word-count="606" meta:character-count="3689" meta:non-whitespace-character-count="3088"/>
  </office:meta>
</office:document-meta>
</file>